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style:style>
    <style:style style:name="P2" style:family="paragraph" style:parent-style-name="Standard">
      <style:text-properties style:font-name="Calibri1" fo:font-size="11pt" style:font-size-asian="11pt" style:font-size-complex="11pt"/>
    </style:style>
    <style:style style:name="P3" style:family="paragraph" style:parent-style-name="Standard">
      <style:text-properties style:font-name="Calibri1" fo:font-size="11pt" officeooo:paragraph-rsid="000a2156" style:font-size-asian="11pt" style:font-size-complex="11pt"/>
    </style:style>
    <style:style style:name="P4" style:family="paragraph" style:parent-style-name="Standard">
      <style:text-properties style:font-name="Calibri1" fo:font-size="11pt" officeooo:paragraph-rsid="001b8dd4" style:font-size-asian="11pt" style:font-size-complex="11pt"/>
    </style:style>
    <style:style style:name="P5" style:family="paragraph" style:parent-style-name="Standard">
      <style:text-properties style:font-name="Calibri1" fo:font-size="11pt" officeooo:paragraph-rsid="001f42c3" style:font-size-asian="11pt" style:font-size-complex="11pt"/>
    </style:style>
    <style:style style:name="P6" style:family="paragraph" style:parent-style-name="Standard">
      <style:text-properties style:font-name="Calibri1" fo:font-size="11pt" officeooo:paragraph-rsid="002733a2" style:font-size-asian="11pt" style:font-size-complex="11pt"/>
    </style:style>
    <style:style style:name="P7" style:family="paragraph" style:parent-style-name="Standard">
      <style:text-properties style:font-name="Calibri1" fo:font-size="11pt" style:font-size-asian="11pt" style:font-name-complex="Calibri2" style:font-size-complex="11pt"/>
    </style:style>
    <style:style style:name="P8" style:family="paragraph" style:parent-style-name="Standard">
      <style:text-properties style:font-name="Calibri1" fo:font-size="7pt" style:font-size-asian="7pt" style:font-size-complex="7pt"/>
    </style:style>
    <style:style style:name="P9" style:family="paragraph" style:parent-style-name="Standard">
      <style:text-properties officeooo:paragraph-rsid="001f42c3"/>
    </style:style>
    <style:style style:name="P10"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1"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P12" style:family="paragraph" style:parent-style-name="List_20_Paragraph" style:list-style-name="WWNum1">
      <style:text-properties style:font-name="Calibri1" fo:font-size="11pt" style:font-size-asian="11pt" style:font-size-complex="11pt"/>
    </style:style>
    <style:style style:name="P13" style:family="paragraph" style:parent-style-name="Standard">
      <style:text-properties style:font-name="Calibri1" fo:font-size="11pt" style:font-size-asian="11pt" style:font-size-complex="11pt"/>
    </style:style>
    <style:style style:name="P14" style:family="paragraph" style:parent-style-name="Standard">
      <style:text-properties style:font-name="Calibri1" fo:font-size="11pt" officeooo:paragraph-rsid="0061511b" style:font-size-asian="11pt" style:font-size-complex="11pt"/>
    </style:style>
    <style:style style:name="P15" style:family="paragraph" style:parent-style-name="Standard">
      <style:text-properties style:font-name="Calibri1" fo:font-size="11pt" officeooo:paragraph-rsid="00659d00" style:font-size-asian="11pt" style:font-size-complex="11pt"/>
    </style:style>
    <style:style style:name="T1" style:family="text">
      <style:text-properties fo:font-size="10pt" style:font-size-asian="10pt" style:font-size-complex="10pt"/>
    </style:style>
    <style:style style:name="T2" style:family="text">
      <style:text-properties style:font-name-complex="Calibri2"/>
    </style:style>
    <style:style style:name="T3" style:family="text">
      <style:text-properties officeooo:rsid="0006ff95" style:font-name-complex="Calibri2"/>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name-complex="Calibri2"/>
    </style:style>
    <style:style style:name="T6" style:family="text">
      <style:text-properties fo:font-size="11pt" style:font-size-asian="11pt" style:font-name-complex="Calibri2" style:font-size-complex="11pt"/>
    </style:style>
    <style:style style:name="T7" style:family="text">
      <style:text-properties fo:font-size="11pt" officeooo:rsid="00059eb2" style:font-size-asian="11pt" style:font-name-complex="Calibri2" style:font-size-complex="11pt"/>
    </style:style>
    <style:style style:name="T8" style:family="text">
      <style:text-properties fo:font-style="italic" style:font-style-asian="italic" style:font-style-complex="italic"/>
    </style:style>
    <style:style style:name="T9" style:family="text">
      <style:text-properties fo:font-style="italic" officeooo:rsid="001af9dd" style:font-style-asian="italic" style:font-style-complex="italic"/>
    </style:style>
    <style:style style:name="T10" style:family="text">
      <style:text-properties fo:font-style="italic" officeooo:rsid="001b8dd4" style:font-style-asian="italic" style:font-style-complex="italic"/>
    </style:style>
    <style:style style:name="T11" style:family="text">
      <style:text-properties fo:font-style="italic" officeooo:rsid="001e894a"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weight="bold" style:font-weight-asian="bold" style:font-weight-complex="bold"/>
    </style:style>
    <style:style style:name="T14" style:family="text">
      <style:text-properties fo:font-weight="bold" officeooo:rsid="0068fc51" style:font-weight-asian="bold" style:font-weight-complex="bold"/>
    </style:style>
    <style:style style:name="T15" style:family="text">
      <style:text-properties style:font-name-asian="Wingdings" style:font-name-complex="Wingdings"/>
    </style:style>
    <style:style style:name="T16" style:family="text">
      <style:text-properties fo:font-size="13pt" style:font-size-asian="13pt" style:font-size-complex="13pt"/>
    </style:style>
    <style:style style:name="T17" style:family="text">
      <style:text-properties fo:font-size="13pt" fo:font-weight="bold" style:font-size-asian="13pt" style:font-weight-asian="bold" style:font-size-complex="13pt" style:font-weight-complex="bold"/>
    </style:style>
    <style:style style:name="T18" style:family="text">
      <style:text-properties fo:font-size="13pt" fo:font-weight="bold" officeooo:rsid="0044fcac" style:font-size-asian="13pt" style:font-weight-asian="bold" style:font-size-complex="13pt" style:font-weight-complex="bold"/>
    </style:style>
    <style:style style:name="T19" style:family="text">
      <style:text-properties style:text-position="sub 58%"/>
    </style:style>
    <style:style style:name="T20" style:family="text">
      <style:text-properties style:text-position="sub 58%" fo:font-size="11pt" style:font-size-asian="11pt" style:font-name-complex="Calibri2" style:font-size-complex="11pt"/>
    </style:style>
    <style:style style:name="T21" style:family="text">
      <style:text-properties style:text-position="sub 58%" officeooo:rsid="00094815"/>
    </style:style>
    <style:style style:name="T22" style:family="text">
      <style:text-properties style:text-position="sub 58%" fo:font-size="13pt"/>
    </style:style>
    <style:style style:name="T23" style:family="text">
      <style:text-properties style:text-position="sub 58%" officeooo:rsid="000e5a85"/>
    </style:style>
    <style:style style:name="T24" style:family="text">
      <style:text-properties style:text-position="sub 58%" fo:font-size="14pt" style:font-size-asian="14pt" style:font-size-complex="14pt"/>
    </style:style>
    <style:style style:name="T25" style:family="text">
      <style:text-properties style:text-position="sub 58%" fo:font-size="14pt" officeooo:rsid="0058370e" style:font-size-asian="14pt" style:font-size-complex="14pt"/>
    </style:style>
    <style:style style:name="T26" style:family="text">
      <style:text-properties style:text-position="sub 58%" officeooo:rsid="00127763"/>
    </style:style>
    <style:style style:name="T27" style:family="text">
      <style:text-properties style:text-position="sub 58%" officeooo:rsid="0014bc29"/>
    </style:style>
    <style:style style:name="T28" style:family="text">
      <style:text-properties style:text-position="sub 58%" officeooo:rsid="0014f97d"/>
    </style:style>
    <style:style style:name="T29" style:family="text">
      <style:text-properties style:text-position="sub 58%" officeooo:rsid="0016e198"/>
    </style:style>
    <style:style style:name="T30" style:family="text">
      <style:text-properties style:text-position="sub 58%" officeooo:rsid="00308705"/>
    </style:style>
    <style:style style:name="T31" style:family="text">
      <style:text-properties style:text-position="sub 58%" officeooo:rsid="00417088"/>
    </style:style>
    <style:style style:name="T32" style:family="text">
      <style:text-properties style:text-position="sub 58%" officeooo:rsid="0042d436"/>
    </style:style>
    <style:style style:name="T33" style:family="text">
      <style:text-properties style:text-position="sub 58%" fo:font-weight="normal" officeooo:rsid="00476a35" style:font-size-asian="9.60000038146973pt" style:font-weight-asian="normal" style:font-weight-complex="normal"/>
    </style:style>
    <style:style style:name="T34" style:family="text">
      <style:text-properties style:text-position="sub 58%" officeooo:rsid="00684a6f"/>
    </style:style>
    <style:style style:name="T35" style:family="text">
      <style:text-properties style:text-position="sub 58%" officeooo:rsid="006ccdac"/>
    </style:style>
    <style:style style:name="T36" style:family="text">
      <style:text-properties officeooo:rsid="00077319"/>
    </style:style>
    <style:style style:name="T37" style:family="text">
      <style:text-properties officeooo:rsid="000779fb"/>
    </style:style>
    <style:style style:name="T38" style:family="text">
      <style:text-properties officeooo:rsid="00094815"/>
    </style:style>
    <style:style style:name="T39" style:family="text">
      <style:text-properties style:font-name="Calibri1" fo:font-size="11pt" style:font-size-asian="11pt" style:font-size-complex="11pt"/>
    </style:style>
    <style:style style:name="T40" style:family="text">
      <style:text-properties style:font-name="Calibri1" fo:font-size="11pt" officeooo:rsid="001f42c3" style:font-size-asian="11pt" style:font-size-complex="11pt"/>
    </style:style>
    <style:style style:name="T41" style:family="text">
      <style:text-properties style:font-name="Calibri1" fo:font-size="11pt" officeooo:rsid="001fd123" style:font-size-asian="11pt" style:font-size-complex="11pt"/>
    </style:style>
    <style:style style:name="T42" style:family="text">
      <style:text-properties style:font-name="Calibri1" fo:font-size="11pt" officeooo:rsid="00209c2a" style:font-size-asian="11pt" style:font-size-complex="11pt"/>
    </style:style>
    <style:style style:name="T43" style:family="text">
      <style:text-properties style:font-name="Calibri1" fo:font-size="11pt" officeooo:rsid="00226c5b" style:font-size-asian="11pt" style:font-size-complex="11pt"/>
    </style:style>
    <style:style style:name="T44" style:family="text">
      <style:text-properties officeooo:rsid="000a2156"/>
    </style:style>
    <style:style style:name="T45" style:family="text">
      <style:text-properties style:text-position="0% 100%" officeooo:rsid="00127763"/>
    </style:style>
    <style:style style:name="T46" style:family="text">
      <style:text-properties style:text-position="0% 100%" officeooo:rsid="0014bc29"/>
    </style:style>
    <style:style style:name="T47" style:family="text">
      <style:text-properties style:text-position="0% 100%" officeooo:rsid="0014f97d"/>
    </style:style>
    <style:style style:name="T48" style:family="text">
      <style:text-properties style:text-position="0% 100%" officeooo:rsid="0016e198"/>
    </style:style>
    <style:style style:name="T49" style:family="text">
      <style:text-properties style:text-position="0% 100%" officeooo:rsid="00308705"/>
    </style:style>
    <style:style style:name="T50" style:family="text">
      <style:text-properties style:text-position="0% 100%" officeooo:rsid="0031e609"/>
    </style:style>
    <style:style style:name="T51" style:family="text">
      <style:text-properties style:text-position="0% 100%" officeooo:rsid="0034bef8"/>
    </style:style>
    <style:style style:name="T52" style:family="text">
      <style:text-properties style:text-position="0% 100%" officeooo:rsid="0036a89e"/>
    </style:style>
    <style:style style:name="T53" style:family="text">
      <style:text-properties style:text-position="0% 100%" officeooo:rsid="003750aa"/>
    </style:style>
    <style:style style:name="T54" style:family="text">
      <style:text-properties style:text-position="0% 100%" officeooo:rsid="0037ee25"/>
    </style:style>
    <style:style style:name="T55" style:family="text">
      <style:text-properties style:text-position="0% 100%" officeooo:rsid="0038e3ce"/>
    </style:style>
    <style:style style:name="T56" style:family="text">
      <style:text-properties style:text-position="0% 100%" officeooo:rsid="0039a5f9"/>
    </style:style>
    <style:style style:name="T57" style:family="text">
      <style:text-properties style:text-position="0% 100%" officeooo:rsid="003b96ef"/>
    </style:style>
    <style:style style:name="T58" style:family="text">
      <style:text-properties style:text-position="0% 100%" officeooo:rsid="003d735a"/>
    </style:style>
    <style:style style:name="T59" style:family="text">
      <style:text-properties style:text-position="0% 100%" officeooo:rsid="003f6ded"/>
    </style:style>
    <style:style style:name="T60" style:family="text">
      <style:text-properties style:text-position="0% 100%" officeooo:rsid="003f99a8"/>
    </style:style>
    <style:style style:name="T61" style:family="text">
      <style:text-properties style:text-position="0% 100%" officeooo:rsid="003fbd15"/>
    </style:style>
    <style:style style:name="T62" style:family="text">
      <style:text-properties style:text-position="0% 100%" officeooo:rsid="00417088"/>
    </style:style>
    <style:style style:name="T63" style:family="text">
      <style:text-properties style:text-position="0% 100%" officeooo:rsid="0042d436"/>
    </style:style>
    <style:style style:name="T64" style:family="text">
      <style:text-properties style:text-position="0% 100%" officeooo:rsid="00448d13"/>
    </style:style>
    <style:style style:name="T65" style:family="text">
      <style:text-properties style:text-position="0% 100%" officeooo:rsid="0058370e"/>
    </style:style>
    <style:style style:name="T66" style:family="text">
      <style:text-properties style:text-position="0% 100%" officeooo:rsid="0059f8ff"/>
    </style:style>
    <style:style style:name="T67" style:family="text">
      <style:text-properties style:text-position="0% 100%" officeooo:rsid="005a9524"/>
    </style:style>
    <style:style style:name="T68" style:family="text">
      <style:text-properties style:text-position="0% 100%" officeooo:rsid="005c6d16"/>
    </style:style>
    <style:style style:name="T69" style:family="text">
      <style:text-properties style:text-position="0% 100%" fo:font-weight="bold" officeooo:rsid="0068fc51" style:font-weight-asian="bold" style:font-weight-complex="bold"/>
    </style:style>
    <style:style style:name="T70" style:family="text">
      <style:text-properties style:text-position="0% 100%" fo:font-weight="normal" officeooo:rsid="0068fc51" style:font-weight-asian="normal" style:font-weight-complex="normal"/>
    </style:style>
    <style:style style:name="T71" style:family="text">
      <style:text-properties style:text-position="0% 100%" fo:font-weight="normal" officeooo:rsid="00699ba9" style:font-weight-asian="normal" style:font-weight-complex="normal"/>
    </style:style>
    <style:style style:name="T72" style:family="text">
      <style:text-properties style:text-position="0% 100%" fo:font-weight="normal" officeooo:rsid="006a805d" style:font-weight-asian="normal" style:font-weight-complex="normal"/>
    </style:style>
    <style:style style:name="T73" style:family="text">
      <style:text-properties style:text-position="0% 100%" fo:font-weight="normal" officeooo:rsid="006bafad" style:font-weight-asian="normal" style:font-weight-complex="normal"/>
    </style:style>
    <style:style style:name="T74" style:family="text">
      <style:text-properties style:text-position="0% 100%" officeooo:rsid="006ccdac"/>
    </style:style>
    <style:style style:name="T75" style:family="text">
      <style:text-properties officeooo:rsid="000cf140"/>
    </style:style>
    <style:style style:name="T76" style:family="text">
      <style:text-properties officeooo:rsid="000e00f7"/>
    </style:style>
    <style:style style:name="T77" style:family="text">
      <style:text-properties officeooo:rsid="000e5a85"/>
    </style:style>
    <style:style style:name="T78" style:family="text">
      <style:text-properties officeooo:rsid="000fcca3"/>
    </style:style>
    <style:style style:name="T79" style:family="text">
      <style:text-properties officeooo:rsid="0010e55a"/>
    </style:style>
    <style:style style:name="T80" style:family="text">
      <style:text-properties officeooo:rsid="00127763"/>
    </style:style>
    <style:style style:name="T81" style:family="text">
      <style:text-properties fo:font-style="normal" style:text-underline-style="solid" style:text-underline-width="auto" style:text-underline-color="font-color" style:font-style-asian="normal" style:font-style-complex="normal"/>
    </style:style>
    <style:style style:name="T82" style:family="text">
      <style:text-properties fo:font-style="normal" fo:font-weight="normal" officeooo:rsid="004c9c2e" style:font-size-asian="9.60000038146973pt" style:font-style-asian="normal" style:font-weight-asian="normal" style:font-style-complex="normal" style:font-weight-complex="normal"/>
    </style:style>
    <style:style style:name="T83" style:family="text">
      <style:text-properties officeooo:rsid="00134884"/>
    </style:style>
    <style:style style:name="T84" style:family="text">
      <style:text-properties officeooo:rsid="0014291f"/>
    </style:style>
    <style:style style:name="T85" style:family="text">
      <style:text-properties officeooo:rsid="0014bc29"/>
    </style:style>
    <style:style style:name="T86" style:family="text">
      <style:text-properties officeooo:rsid="0014f97d"/>
    </style:style>
    <style:style style:name="T87" style:family="text">
      <style:text-properties officeooo:rsid="0016e198"/>
    </style:style>
    <style:style style:name="T88" style:family="text">
      <style:text-properties officeooo:rsid="00192463"/>
    </style:style>
    <style:style style:name="T89" style:family="text">
      <style:text-properties fo:font-size="12pt" style:font-size-asian="12pt" style:font-size-complex="12pt"/>
    </style:style>
    <style:style style:name="T90" style:family="text">
      <style:text-properties fo:font-size="12pt" officeooo:rsid="000e5a85" style:font-size-asian="12pt" style:font-size-complex="12pt"/>
    </style:style>
    <style:style style:name="T91" style:family="text">
      <style:text-properties officeooo:rsid="001d77ad"/>
    </style:style>
    <style:style style:name="T92" style:family="text">
      <style:text-properties officeooo:rsid="001ee4e8"/>
    </style:style>
    <style:style style:name="T93" style:family="text">
      <style:text-properties officeooo:rsid="001eff7d"/>
    </style:style>
    <style:style style:name="T94" style:family="text">
      <style:text-properties officeooo:rsid="00226c5b"/>
    </style:style>
    <style:style style:name="T95" style:family="text">
      <style:text-properties officeooo:rsid="002421c0"/>
    </style:style>
    <style:style style:name="T96" style:family="text">
      <style:text-properties officeooo:rsid="00259b05"/>
    </style:style>
    <style:style style:name="T97" style:family="text">
      <style:text-properties officeooo:rsid="0025db84"/>
    </style:style>
    <style:style style:name="T98" style:family="text">
      <style:text-properties officeooo:rsid="002733a2"/>
    </style:style>
    <style:style style:name="T99" style:family="text">
      <style:text-properties officeooo:rsid="00287b12"/>
    </style:style>
    <style:style style:name="T100" style:family="text">
      <style:text-properties fo:background-color="#ffff00" loext:char-shading-value="0"/>
    </style:style>
    <style:style style:name="T101" style:family="text">
      <style:text-properties officeooo:rsid="002cb49d"/>
    </style:style>
    <style:style style:name="T102" style:family="text">
      <style:text-properties officeooo:rsid="002f3531"/>
    </style:style>
    <style:style style:name="T103" style:family="text">
      <style:text-properties officeooo:rsid="00308705"/>
    </style:style>
    <style:style style:name="T104" style:family="text">
      <style:text-properties officeooo:rsid="00417088"/>
    </style:style>
    <style:style style:name="T105" style:family="text">
      <style:text-properties fo:font-weight="normal" officeooo:rsid="00476a35" style:font-size-asian="9.60000038146973pt" style:font-weight-asian="normal" style:font-weight-complex="normal"/>
    </style:style>
    <style:style style:name="T106" style:family="text">
      <style:text-properties fo:font-weight="normal" officeooo:rsid="00477cf7" style:font-size-asian="9.60000038146973pt" style:font-weight-asian="normal" style:font-weight-complex="normal"/>
    </style:style>
    <style:style style:name="T107" style:family="text">
      <style:text-properties fo:font-weight="normal" officeooo:rsid="00493212" style:font-size-asian="9.60000038146973pt" style:font-weight-asian="normal" style:font-weight-complex="normal"/>
    </style:style>
    <style:style style:name="T108" style:family="text">
      <style:text-properties fo:font-weight="normal" officeooo:rsid="004aff0e" style:font-size-asian="9.60000038146973pt" style:font-weight-asian="normal" style:font-weight-complex="normal"/>
    </style:style>
    <style:style style:name="T109" style:family="text">
      <style:text-properties fo:font-weight="normal" officeooo:rsid="004c9c2e" style:font-size-asian="9.60000038146973pt" style:font-weight-asian="normal" style:font-weight-complex="normal"/>
    </style:style>
    <style:style style:name="T110" style:family="text">
      <style:text-properties fo:font-weight="normal" officeooo:rsid="004d7751" style:font-size-asian="9.60000038146973pt" style:font-weight-asian="normal" style:font-weight-complex="normal"/>
    </style:style>
    <style:style style:name="T111" style:family="text">
      <style:text-properties fo:font-weight="normal" officeooo:rsid="00530d4a" style:font-size-asian="9.60000038146973pt" style:font-weight-asian="normal" style:font-weight-complex="normal"/>
    </style:style>
    <style:style style:name="T112" style:family="text">
      <style:text-properties fo:font-weight="normal" officeooo:rsid="006001c1" style:font-size-asian="9.60000038146973pt" style:font-weight-asian="normal" style:font-weight-complex="normal"/>
    </style:style>
    <style:style style:name="T113" style:family="text">
      <style:text-properties officeooo:rsid="004e65ec"/>
    </style:style>
    <style:style style:name="T114" style:family="text">
      <style:text-properties officeooo:rsid="004f5fa6"/>
    </style:style>
    <style:style style:name="T115" style:family="text">
      <style:text-properties officeooo:rsid="00514f3b"/>
    </style:style>
    <style:style style:name="T116" style:family="text">
      <style:text-properties officeooo:rsid="0054286b"/>
    </style:style>
    <style:style style:name="T117" style:family="text">
      <style:text-properties officeooo:rsid="0058370e"/>
    </style:style>
    <style:style style:name="T118" style:family="text">
      <style:text-properties style:text-position="super 58%" officeooo:rsid="005a9524"/>
    </style:style>
    <style:style style:name="T119" style:family="text">
      <style:text-properties style:text-position="super 58%" fo:font-weight="bold" officeooo:rsid="0068fc51" style:font-weight-asian="bold" style:font-weight-complex="bold"/>
    </style:style>
    <style:style style:name="T120" style:family="text">
      <style:text-properties officeooo:rsid="005df0d0"/>
    </style:style>
    <style:style style:name="T121" style:family="text">
      <style:text-properties officeooo:rsid="0062584d"/>
    </style:style>
    <style:style style:name="T122" style:family="text">
      <style:text-properties officeooo:rsid="00641099"/>
    </style:style>
    <style:style style:name="T123" style:family="text">
      <style:text-properties officeooo:rsid="006506ea"/>
    </style:style>
    <style:style style:name="T124" style:family="text">
      <style:text-properties officeooo:rsid="00659d00"/>
    </style:style>
    <style:style style:name="T125" style:family="text">
      <style:text-properties officeooo:rsid="006772af"/>
    </style:style>
    <style:style style:name="T126" style:family="text">
      <style:text-properties officeooo:rsid="00684a6f"/>
    </style:style>
    <style:style style:name="T127" style:family="text">
      <style:text-properties officeooo:rsid="0068fc51"/>
    </style:style>
    <style:style style:name="T128" style:family="text">
      <style:text-properties officeooo:rsid="006a805d"/>
    </style:style>
    <style:style style:name="T129" style:family="text">
      <style:text-properties officeooo:rsid="006ccd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7">LEGANTI</text:span><text:span text:style-name="T16"> </text:span><text:span text:style-name="T1"><text:line-break/></text:span><text:span text:style-name="T6">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text:span><text:span text:style-name="T20">2</text:span><text:span text:style-name="T6">O. Avrò così i leganti aerei e quelli idraulici.<text:line-break/>Posso però definire anche caratteristiche comuni tra i tipi di leganti: essi sono costituiti da polver</text:span><text:span text:style-name="T7">e </text:span><text:span text:style-name="T6">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2"><text:span text:style-name="T2">Stato plastico (legante + H2O) </text:span><text:span text:style-name="T15"></text:span><text:span text:style-name="T2"> stato solido<text:line-break/>Tempo di presa e tempo di indurimento.<text:line-break/></text:span><text:span text:style-name="T5">Presa/setting</text:span><text:span text:style-name="T2">: trasformazione dell’impasto da plastico-fluido, dotato con una certa viscosità, a un impasto non più lavorabile </text:span><text:span text:style-name="T3">e</text:span><text:span text:style-name="T2"> </text:span><text:span text:style-name="T3">quindi </text:span><text:span text:style-name="T2">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5">Indurimento</text:span><text:span text:style-name="T2">: avviene in serie alla presa, ho sviluppo di resistenza meccanica e rigidità. Dura di più della presa (giorni/settimane). Tempo di riferimento: 28 giorni (coincide con la stagionatura delle strutture in calcestruzzo). <text:line-break/>È il periodo entro il quale si sviluppano le resistenze meccaniche.</text:span></text:p>
      <text:p text:style-name="P7">Classificazione tra leganti aerei e idraulici.<text:line-break/>I leganti aerei (gesso e calce aerea) induriscono solo in aria e non possono operare con acqua. Il gesso a contatto con <text:span text:style-name="T36">l’</text:span>acqua tende a sciogliersi. Sviluppi indoor (non abbiamo condizioni di contatto con acqua permanente).<text:line-break/>I leganti idraulici (calce idraulica e cementi) induriscono anche in acqua, possono operare con H<text:span text:style-name="T19">2</text:span>O e questo costituisce il loro grosso vantaggio. L’acqua li rafforza. Sviluppi outdoor. </text:p>
      <text:p text:style-name="P3"><text:span text:style-name="T17">GESSO</text:span> <text:line-break/>È il primo legante utilizzato, la T di cottura della roccia di partenza <text:span text:style-name="T37">(120-200°C)</text:span> è bassa rispetto a calci e cementi.<text:line-break/>Caratteristiche: leggerezza, resistenza al fuoco (mantiene all’interno un po’ di H<text:span text:style-name="T19">2</text:span>O), isolante termico e acustico (perché ha una certa porosità), facilmente lavorabile ed è solubile in acqua (0,25% a 30°C).<text:line-break/>Il gesso legante è costituito da: CaSO<text:span text:style-name="T19">4 </text:span>½ H<text:span text:style-name="T19">2</text:span>O <text:span text:style-name="T8">semiidrato o emiidrato</text:span> o CaSO<text:span text:style-name="T19">4 </text:span><text:span text:style-name="T8">anidrite.<text:line-break/></text:span>È prodotto a partire dalla pietra di gesso, <text:span text:style-name="T92">detta anche gesso biidrato</text:span> <text:span text:style-name="T38">(CaSO</text:span><text:span text:style-name="T21">4</text:span><text:span text:style-name="T38">*2H</text:span><text:span text:style-name="T21">2</text:span><text:span text:style-name="T38">O</text:span><text:span text:style-name="T44">)</text:span>, roccia sedimentaria contenente impurezze varie sino al 10%. <text:line-break/>La pietra di gesso è la materia prima, occorre un processo di cottura con cui eliminare l’acqua da cui tenere l’anidrite, che ha proprietà leganti.</text:p>
      <text:p text:style-name="P2">CaSO<text:span text:style-name="T19">4</text:span>*2H<text:span text:style-name="T19">2</text:span>O <text:span text:style-name="T15"></text:span> CaSO<text:span text:style-name="T19">4</text:span><text:span text:style-name="T24">*</text:span><text:span text:style-name="T79">½ </text:span>H<text:span text:style-name="T19">2</text:span>O + <text:span text:style-name="T79">3/2 </text:span>H<text:span text:style-name="T19">2</text:span>O <text:s text:c="3"/>semiidrato <text:line-break/>CaSO<text:span text:style-name="T22">4</text:span>*2H<text:span text:style-name="T19">2</text:span>O <text:span text:style-name="T15"></text:span> CaSO<text:span text:style-name="T19">4</text:span> + 2H<text:span text:style-name="T19">2</text:span>O <text:s text:c="4"/>anidrite<text:line-break/><text:span text:style-name="T75">La polvere ottenuta ha proprietà leganti, mescolata con acqua forma un impasto fluido-plastico che indurisce riformando il </text:span><text:span text:style-name="T76">gesso biidrato.</text:span><text:line-break/>Processo ciclico: partiamo dalla pietra di gesso, cottura a 120-150 °C, formazione di emiidrato o anidrite, impasto fluido plastico con acqua, indurimento all’aria, ottengo pietra di gesso (prodotto di partenza). Avendo avuto lavorazione cambia forma.</text:p>
      <text:p text:style-name="P4"><text:span text:style-name="T90">TRASFORMAZIONI DURANTE LA COTTURA:</text:span><text:span text:style-name="T77"><text:line-break/></text:span><text:span text:style-name="T4">T&gt;120°C</text:span>: formazione di emiidrato (primo prodotto della cottura del gesso con proprietà leganti)<text:line-break/>CaSO<text:span text:style-name="T19">4</text:span>*2H<text:span text:style-name="T19">2</text:span>O <text:span text:style-name="T15"></text:span> CaSO4*1/2 H<text:span text:style-name="T19">2</text:span>O + 3/2 H<text:span text:style-name="T19">2</text:span>O <text:span text:style-name="T77">è una r</text:span>eazione endotermica → devo fornire calore <text:line-break/><text:span text:style-name="T9">Tempo di presa con </text:span><text:span text:style-name="T10">EMIDRATO</text:span><text:span text:style-name="T9"> alpha= 1-2 min, con </text:span><text:span text:style-name="T10">EM</text:span><text:span text:style-name="T11">I</text:span><text:span text:style-name="T10">DRATO </text:span><text:span text:style-name="T9">beta=2-4 min</text:span></text:p>
      <text:p text:style-name="P4"><text:soft-page-break/><text:span text:style-name="T4">T&gt;180°C: </text:span>formazione di anidrite solubile <text:span text:style-name="T85">(o gesso anidro → CaSO</text:span><text:span text:style-name="T27">4 </text:span><text:span text:style-name="T46">alpha)</text:span><text:line-break/>CaSO<text:span text:style-name="T19">4</text:span>*1/2 H<text:span text:style-name="T19">2</text:span>O → CaSO<text:span text:style-name="T19">4</text:span> <text:span text:style-name="T85">(alpha) </text:span>+ <text:span text:style-name="T79">½</text:span> H<text:span text:style-name="T19">2</text:span>O <text:s text:c="2"/><text:span text:style-name="T10">Tempo di presa con ANIDRITE SOLUBILE=20 min</text:span><text:line-break/><text:span text:style-name="T77">L’acqua se ne va sempre di più e ho una reazione endotermica e ottengo il CaSO</text:span><text:span text:style-name="T23">4</text:span><text:span text:style-name="T77"> (alpha). </text:span><text:span text:style-name="T78">S</text:span>i ottiene gesso anidro. <text:span text:style-name="T78">Esistono il </text:span>CaSO<text:span text:style-name="T19">4</text:span> (alpha) e (beta), <text:span text:style-name="T78">d</text:span>ue forme dell’emiidrato che si differenziano per la dimensione dei cristalli e per <text:span text:style-name="T85">la</text:span> differenza d<text:span text:style-name="T78">e</text:span>i tempi di presa. <text:span text:style-name="T78">L’alpha è caratterizzato da una p</text:span>resa minore <text:span text:style-name="T78">e</text:span> solubilità maggiore.<text:line-break/><text:span text:style-name="T83">L’alpha si produce in ambiente umido </text:span><text:span text:style-name="T84">ed è compatto</text:span><text:span text:style-name="T83">, </text:span><text:span text:style-name="T85">il beta</text:span><text:span text:style-name="T83"> si forma quando si opera in atmosfera asciutta (es. aria o sottovuoto), </text:span><text:span text:style-name="T84">ha cristalli molto piccoli e richiede molta acqua per idratarsi.</text:span><text:line-break/><text:span text:style-name="T78">L’anidrite ha solubilità minore dell’emidrato, ma è comunque in grado di far presa con l’acqua anche se a tempi più lunghi. </text:span>Si ottiene il <text:span text:style-name="T13">GESSO COTTO</text:span>.</text:p>
      <text:p text:style-name="P2"><text:span text:style-name="T4">T&gt;250°C:</text:span> formazione di anidrite insolubile <text:span text:style-name="T86">(CaS</text:span><text:span text:style-name="T87">O</text:span><text:span text:style-name="T28">4 </text:span><text:span text:style-name="T47">beta) </text:span><text:line-break/><text:span text:style-name="T80">Si forma l’a</text:span>nidrite beta. Non fa presa <text:span text:style-name="T86">con l’acqua,</text:span> non consente <text:span text:style-name="T86">un </text:span>impasto con proprietà leganti a meno che non ci sia <text:span text:style-name="T86">un</text:span> catalizzatore (solitamente ossido di calcio CaO).</text:p>
      <text:p text:style-name="P2"><text:span text:style-name="T81">T&gt; 800°C: </text:span>decomposizione dei carbonati<text:line-break/><text:span text:style-name="T80">CaCO</text:span><text:span text:style-name="T26">3</text:span><text:span text:style-name="T45"> → CaO + CO</text:span><text:span text:style-name="T26">2</text:span><text:span text:style-name="T45"> <text:s text:c="9"/>MgCO</text:span><text:span text:style-name="T26">3 </text:span><text:span text:style-name="T45">→ MgO + CO</text:span><text:span text:style-name="T26">2</text:span><text:line-break/>Carbonato di calcio e <text:span text:style-name="T80">c</text:span>arbonato di magnesio si decompongono e <text:span text:style-name="T80">l’ossido di calcio e l’ossido di magnesio </text:span>attivano la presa dell’anidrite insolubile.</text:p>
      <text:p text:style-name="P2"><text:span text:style-name="T4">T&gt;1200°C: </text:span>decomposizione dell’anidrite<text:line-break/><text:span text:style-name="T87">CaSO</text:span><text:span text:style-name="T29">4 </text:span><text:span text:style-name="T48">beta → CaO + SO</text:span><text:span text:style-name="T29">3 </text:span><text:line-break/>Il prodotto che si ottiene è detto <text:span text:style-name="T13">GESSO COTTO A MORTE</text:span>, completamente insolubile. Non può fare presa e non si può ottenere il materiale con proprietà leganti che vogliamo. T troppo elevate non consentono di ottenere <text:span text:style-name="T88">un</text:span> gesso con proprietà leganti (bisogna lavorare a 120-200°C)</text:p>
      <text:p text:style-name="P2"><text:span text:style-name="T89">IDRATAZIONE DEL GESSO:</text:span><text:line-break/><text:span text:style-name="T91">L’emidrato e l’anidrite solubile, mescolati con acqua, danno luogo a un impasto che indurisce rapidamente a causa della loro maggiore solubilità rispetto alla fase stabile costituita dal gesso biidrato. L’emidrato e l’</text:span><text:span text:style-name="T92">anidrite solubile passano in soluzione e questa diviene sovrassatura </text:span><text:span text:style-name="T93">rispetto al biidrato che, di conseguenza, cristallizza. Il processo termina quando tutto l’emidrato e l’anidrite presenti si sono trasformati in pietra di gesso. Il prodotto finale dell’idratazione è quindi identico al composto da cui si era partiti per produrre questo legante.</text:span></text:p>
      <text:p text:style-name="P5">Gesso COTTO: gesso costituito da gesso emi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1">GESSO EMIDRATO</text:p>
          </table:table-cell>
          <table:table-cell table:style-name="Tabella1.B1" office:value-type="string">
            <text:p text:style-name="P11">ANIDRITE SOLUBILE</text:p>
          </table:table-cell>
        </table:table-row>
        <table:table-row table:style-name="TableLine241919632">
          <table:table-cell table:style-name="Tabella1.A2" office:value-type="string">
            <text:p text:style-name="P10">Ottima solubilità</text:p>
          </table:table-cell>
          <table:table-cell table:style-name="Tabella1.B4" office:value-type="string">
            <text:p text:style-name="P10">Minore solubilità</text:p>
          </table:table-cell>
        </table:table-row>
        <table:table-row table:style-name="TableLine241918480">
          <table:table-cell table:style-name="Tabella1.A2" office:value-type="string">
            <text:p text:style-name="P10">Minori tempi di presa</text:p>
          </table:table-cell>
          <table:table-cell table:style-name="Tabella1.B4" office:value-type="string">
            <text:p text:style-name="P10">Maggiori tempi di presa</text:p>
          </table:table-cell>
        </table:table-row>
        <table:table-row table:style-name="TableLine241920784">
          <table:table-cell table:style-name="Tabella1.A2" office:value-type="string">
            <text:p text:style-name="P10">Lieve aumento di volume (0,3-1,5%)</text:p>
          </table:table-cell>
          <table:table-cell table:style-name="Tabella1.B4" office:value-type="string">
            <text:p text:style-name="P10">Minore qualità</text:p>
          </table:table-cell>
        </table:table-row>
      </table:table>
      <text:p text:style-name="P9"><text:span text:style-name="T39"><text:line-break/>Gesso COTTO A MORTE: proprietà leganti assenti, </text:span><text:span text:style-name="T40">ho possibili residui di anidrite non idratati nell’impasto, comporta maggiori costi energetici, ha presa lenta però c’è la possibilità di ottenere tipi di gesso più resistenti all’umidità <text:line-break/><text:line-break/></text:span><text:span text:style-name="T41">TEMPO DI PRESA:<text:line-break/></text:span><text:span text:style-name="T42">Il tempo di presa è mediamente basso </text:span><text:span text:style-name="T43">e dipende dal legante di cui è costituito il gesso; è </text:span><text:span text:style-name="T42">dell’ordine di pochi minuti se con emidrato e di 15 min-1h con l’anidrite solubile. </text:span><text:span text:style-name="T39">La quantità di acqua da aggiungere è fondamentale per le proprietà finali del composto. Tipicamente rapporto acqua-gesso è importante ma siamo un po’ meno interessati rispetto ad esempio al calcestruzzo. In pratica &gt;30% in peso<text:line-break/>Principali fattori che determinano tempo di presa: <text:line-break/></text:span><text:span text:style-name="T42">i) </text:span><text:span text:style-name="T39">Temperatura (di cottura e dell’ambiente): </text:span><text:span text:style-name="T42">all’aumentare della T aumenta il tempo della presa</text:span><text:span text:style-name="T39"><text:line-break/></text:span><text:span text:style-name="T42">ii) </text:span><text:span text:style-name="T39">Rapporto di acqua/gesso: andando ad aumentare </text:span><text:span text:style-name="T42">l’</text:span><text:span text:style-name="T39">acqua presente nell’impasto ho un materiale più poroso, ho meno polvere, resistenza meccanica inferiore, </text:span><text:span text:style-name="T42">tempo di presa aumenta</text:span></text:p>
      <text:p text:style-name="P6"><text:soft-page-break/>INDURIMENTO:<text:line-break/>Durante il processo di indurimento e quindi durante la precipitazione del solfato di calcio <text:span text:style-name="T94">b</text:span>i<text:span text:style-name="T94">i</text:span>drato, la stagionatura del gesso avviene a secco, abbiamo un leggero aumento del volume (0.3-1.5%). <text:span text:style-name="T95">Si formano dei cristalli di solfato di calcio aventi morfologia intrecciata, che conferisce resistenza e rigidità all’impasto indurito.<text:line-break/></text:span><text:line-break/>Proprietà meccaniche del gesso: <text:line-break/><text:span text:style-name="T96">La r</text:span>esistenza a compressione è circa 5-10 MPa, non resistono a trazione come invece resistono i metalli. Hanno un migliore comportamento a compressione che a trazione (<text:span text:style-name="T97">trazione</text:span> dovuto a effetti di linea che nei materiali cementizi e ceramici non ci sono). <text:line-break/><text:span text:style-name="T96">A</text:span>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12">finezza</text:span>, avere una particella in<text:span text:style-name="T94">i</text:span>ziale piccola consente di avere una reazione molto più completa rispetto ad una particella grossa. Questo è dovuto al fatto che ho più superfic<text:span text:style-name="T97">i</text:span>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 text:style-name="T98">Ha una buon r</text:span>esistenza al fuoco, l’evaporazione dell’acqua blocca la T intorno ai 120°C. <text:span text:style-name="T98">È un m</text:span>ateriale poroso <text:span text:style-name="T99">quindi è</text:span> leggero e<text:span text:style-name="T99">d è</text:span> <text:span text:style-name="T99">un</text:span> buon isolante <text:span text:style-name="T97">termico e acustico.</text:span><text:line-break/><text:line-break/><text:span text:style-name="T100">Incompatibilità</text:span> del gesso: Il gesso presenta una solubilità che non consente di operare a contatto con ambienti molto umidi (esterni) o con l’acqua, non può operare in atmosfere contenenti in ammoniaca, poiché il solfato di ammonio è molto solubile. Il gesso poi è leggermente acido (ph attorno a 5) quindi corrosivo nei confronti dell’acciaio. (Il calcestruzzo non ha problemi di acidità, è un materiale molto alcalino 12.5 e quindi il ferro non si corrode).</text:p>
      <text:p text:style-name="P2">Il gesso viene usato principalmente per il confezionamento di malte per intonaci per interni, stucchi, pannellature di cartongesso (utilizzati per separazioni di ambienti interni). <text:line-break/>La miscela con gesso + sabbia o + calce vengono usati per intonaci e finiture. </text:p>
      <text:p text:style-name="P2">CONCETTI FONDAMENTALI: legante= 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line-break/>Leganti aerei e leganti idraulici, caratteristiche gesso (primo legante aereo) con applicazioni.<text:line-break/></text:p>
      <text:p text:style-name="P2">CALCE AEREA</text:p>
      <text:p text:style-name="P2">Secondo legante aereo che analizzeremo, la produzione di calce aerea è limitata se confrontata con il cemento.<text:line-break/>Proprietà leganti con ossido di calcio oppure il suo idrato, questi si formano in due fasi separati. CaO è detta calce viva, prodotto del calcare, questo viene poi spento fino a un processo di idratazione fino al grassello. Ca(OH)2 invece è calce spenta <text:line-break/>Utilizzi: malta di allettamento, come collegamento di pietre o mattoni, oppure come intonaco o rasante. Utilizzato soprattutto in ambito di consolidamento e restauro.<text:line-break/>La malta è il legante legato con acqua e sabbia (questa contrasta il ritiro dimensionale)<text:line-break/><text:line-break/>MATERIA PRIMA: rocce calcaree (CaCO3 almeno 95%)<text:line-break/>CaCO3 -&gt; CaO + CO2, reazione avviene ad alta T e dipende dalla p parziale della CO2.<text:line-break/>Se metto su un grafico questa p e la T, vedo che <text:line-break/>Nel momento che la reazione avviene la p parziale è molto maggiore, devo considerare la p locale vicino alla particella che sta reagendo dunque la T a cui devo portare il calcare visto che la p è maggiore è attorno ai 1000 °C, spesso si va oltre per avere un vantaggio di tipo cinetico. Se considero dunque pco2 a p atm avrò una T <text:soft-page-break/>relativamente più bassa (attorno agli 800°C). Ottengo dunque CaO e calce viva.<text:line-break/>A T troppo elevate però avremmo un fenomeno di sinterizzazione delle particelle e quindi poco idratabile.<text:line-break/></text:p>
      <text:p text:style-name="P2">SPEGNIMENTO DELLA CALCE:<text:line-break/>La calce viva viene mescolata con acqua, abbiamo reazione fortemente esotermica per cui con aggiunta di acqua ho una forte evaporazione e le particelle tendono a frantumarsi per effetto del forte calore. <text:s/>Questo spegnimento può avvenire in due modi:</text:p>
      <text:list xml:id="list669201240" text:style-name="WWNum1">
        <text:list-item>
          <text:p text:style-name="P12">Eccesso di acqua: da questa ottengo il GRASSELLO, una pasta morbida che viene utilizzato per le malte o intonaci se combinato con sabbia. Aggiungo acqua circa doppia rispetto alla quantità di calce, forte sviluppo di calore, frantumazione particelle in alcune ore e ottengo pasta morbida costituta da pasta idrata dispersa in un liquido ossia acqua. Dispersione di cristalli di idrossido di calcio in acqua. Impasto molto fluido. <text:s/></text:p>
        </text:list-item>
        <text:list-item>
          <text:p text:style-name="P12">Quantità di acqua appena superiore alla stechiometrica: da questa ottengo calce idrata in polvere, ho calce con una quantità residua di umidità/acqua all’interno.<text:line-break/>Problemi legati alle impurezze, se queste troppo elevate esse non prendono parte al processo di calcificazione e idratazione e quindi sono materiale non reagito.</text:p>
        </text:list-item>
      </text:list>
      <text:p text:style-name="P2">Le calci si dividono in calci grasse (meno impurezze, più plastiche, più lavorabili) e calci magre in base alla quantità di grassello presente.<text:line-break/>Dopo lo spegnimento abbiamo calce idrata e studiamo presa e indurimento.<text:line-break/>Essi avvengo tramite reazione di CARBONATAZIONE: reazione che avviene tramite co2 presente in atmosfera e forma il calcare<text:line-break/>Ca(OH)2 + CO2 -&gt; <text:line-break/>Il prodotto ottenuto in seguito all’indurimento è identico alla materia prima di partenza.<text:line-break/><text:line-break/>Calce idrata + H2O + sabbia -&gt; Malta di calce<text:line-break/>Sabbia definita inerte perché ha uno scopo fisico ma non rientra nei processi di idratazione, è un ingrediente che non interviene nelle reazioni chimiche ma che serve per ridurre il ritiro della malta provocato dall’evaporazione di acqua. Meno rischio di fessurazione dell’intonaco.<text:line-break/>Consente poi una migliore reazione di carbonatazione: la pasta legante si dispone in sottili strati attorno ai granuli di sabbia e consentono una maggiore superficie esposta alla CO2.<text:line-break/>Compromesso nella scelta del rapporto della quantità del legante che è il parametro più importante per l’irrigidimento.</text:p>
      <text:p text:style-name="P2">Malta di calce ha una resistenza meccanica a compressione molto modesta, attorno a 1 MPa.<text:line-break/>Essendo legante di tipo aereo non può lavorare a contatto con acqua ma può essere combinato con calce idraulica e solo ora può lavorare con acqua.</text:p>
      <text:p text:style-name="P2">CALCE IDRAULICA</text:p>
      <text:p text:style-name="P2">Precursore del cemento Portland. Non ha più utilizzi pratici, è un legante storico perché gli edifici fin dall’epoca romana venivano fatti con queste calci.<text:line-break/>Si divide in tre sottogruppi la calce idraulica: 1) calce aerea + materiale pozzolanico 2) calce idraulica vera e propria che già in natura sono così 3) calce idraulici commerciali cioè già a base di cemento.<text:line-break/>La presenza di minerali argillosi è ciò che la differenzia rispetto al cemento. <text:line-break/>La calce idraulica vera e propria è una miscela di calcari e argille e abbiamo anche qui un processo di cottura che portano a silicati di calcio e alluminati di calcio che danno proprietà idrauliche, sono in grado di fornire reazioni di idratazioni. <text:line-break/><text:line-break/>La calce commerciale è costituita dal cemento Portland miscelato con dell’inerte, questo consente di avere una diluizione (cemento Portland diluito con calcare)<text:line-break/>oppure è loppa (residuo della produzione della ghisa in alto forno che ha proprietà idrauliche) miscelata con calce aerea. Detti cementi di alti forno.</text:p>
      <text:p text:style-name="P2"><text:soft-page-break/>La calce idraulica storica è calce aerea spenta + pozzolana naturale + H2O<text:line-break/>La pozzolana è una rocca vetrosa costituita da silice e allumina che hanno proprietà leganti. La pozzolana riesce a formare dei prodotti di idratazione simili a quelli del cemento Portland. </text:p>
      <text:p text:style-name="P2">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2">CEMENTO PORTLAND</text:p>
      <text:p text:style-name="P2">CEMENTO: materiale inorganico finemente macinato che, mescolato con acqua, forma una pasta che rapprende e indurisce a seguito di reazioni e processi di idratazione e che una volta indurita mantiene la sua resistenza e stabilità anche sott’acqua.<text:line-break/>Cemento Portland, cemento di miscela: aggiunta di materiali con attività pozzolanica (pozzolana in sé o cemento di alto forno), cementi speciali.<text:line-break/>APPLICAZIONI: opere in calcestruzzo e calcestruzzo armato, il cemento è il legante che assieme all’acqua e aggregati (sasso, ghiaia, ghiaietto) forma calcestruzzo. Il calcestruzzo armato invece è dato dall’unione di barre di acciaio inossidabile annegate all’interno del calcestruzzo. <text:line-break/>Usato anche per malte e per finiture.</text:p>
      <text:p text:style-name="P2">Materie prime: calcare e argilla, presenti sia in miscele naturali cioè rocce che hanno composizione che contengono entrambi i componenti o alternativamente una miscela pesata di calcare e argilla. Per regolare la composizione, eventuale aggiunta di silice, bauxite o ossidi di ferro. <text:line-break/>AGGIUNTE: S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2">CICLO DI PRODUZIONE: da 1,5 t di materie prime ho 1 t di cemento<text:line-break/>1) Miscelazione e macinazione delle materie prime, macinate perché ho bisogno di materie prime frantumate affinche la cottura sia uniforme<text:line-break/>2) Cottura fino a 1450°C, ho qui una fase liquida<text:line-break/>3) Raffreddamento rapido, serve per ottenere fasi metastabili a temperatura ambiente. Ottengo il CLINKER<text:line-break/>4) Aggiunta di gesso<text:line-break/>5) Macinazione finale con la finezza desiderata e ottengo il cemento<text:line-break/>Il cemento, dunque, è ottenuto dal prodotto delle materie prime, il clinker, con aggiunta di gesso.</text:p>
      <text:p text:style-name="P2">Estrazione delle materie prime e miscelazione:<text:line-break/>Macinazione che avviene tipicamente nei mulini fino ad ottenere una polvere di dimensione di 90 microm.<text:line-break/>Cottura: La miscela frantumata è caricata in un forno rotante e viene fatta avanzare longitudinalmente, nel suo avanzamento incontra T sempre più alte fino a raggiungere la T di picco, intorno al 1450°C (la T del bruciatore). Aumento di T comporta ad avere trasformazioni all’interno del forno durante il passaggio.<text:line-break/>A 100°C ho perdita dell’acqua presente nelle materie prime, a 500°C ho la perdita dell’acqua di cristallizzazione legata dall’argilla, a 600 °C il calcare inizia a dissociarsi in calce e CO2, a 900-1200°C ho formazione del silicato bicalcico (C2S), &gt;125°C formazione del silicato tricalcico (C3S) con reazione completa a 1450°C. <text:line-break/>A 1250-1300°C ho una formazione di una fase liquida da ossidi fondenti che facilitano il processo di omogeneizzazione che tiene insieme gli altri silicati. La fase liquida deve essere circa al 25%.<text:line-break/><text:line-break/><text:span text:style-name="T13">NOTAZIONE</text:span>:<text:line-break/>C=CaO (calcico), S=SiO2 (silicato), A=Al2O3 (alluminato), H=H20, F= ossidi ferro<text:line-break/><text:soft-page-break/><text:line-break/>24/02/2020</text:p>
      <text:p text:style-name="P2">RIASSUNTO: cemento Portland per arrivare a definire proprietà calcestruzzo. Definizione, cemento è un legante idraulico, consente la realizzazione di materiali che possono lavorare a contatto con acqua. Calcare e argilla sono materie prime di partenza e tra le aggiunte, oltre a quelle che consentono di ottenere cementi di miscela abbiamo anche il gesso, che viene aggiunto DOPO la cottura delle materie prime. Miscelazione, macinazione, raffreddamento klinker, aggiunta gesso.<text:line-break/>Trasformazioni più interessanti quelle da 600 gradi in su, A t superiore si formano i fondenti ossia fase liquida che funge da legante, avvolge particelle solide e facilita processo di fusione all’interno del forno. 25% fase liquida, non troppo perché altrimenti darebbe problemi all’interno. Alla fine, ci troviamo silicati e alluminati.<text:line-break/>Raffreddamento veloce perché dobbiamo mantenere una struttura metastabile a temperatura ambiente, vogliamo mantenere le proprietà degli ossidi che si sono formati durante il processo di cottura. A T amb non ho energia necessaria per far andare avanti la reazione.<text:line-break/><text:line-break/>CLINKER, prodotto di cottura delle materie prime. Sono delle sfere di dimensione variabile che <text:span text:style-name="T13">hanno una composizione di 75-85% di silicati e il restante 20-25% di alluminati</text:span> che costituivano la fase fondente durante il processo di cottura + una serie di ossidi contenuti nelle materie prime di partenza.<text:line-break/>C3S alite, C2S belite, C3A celite, C4AF fase ferrica. Alite e belite sono particelle scure e chiare, celite le particelle disperse della matrice mentre fase ferrica matrice stessa.<text:line-break/>Il cemento portland è costituito da circa 17-25% SiO2, 8% Allumina, 60-67% ossido di calcio.<text:line-break/><text:line-break/>Clinker + gesso (circa 5%, CaSO4*2H2O)<text:line-break/><text:span text:style-name="T13">60-67% CaO<text:line-break/>17-25% SiO2<text:line-break/>3-8% Al2O3<text:line-break/>1-5% Fe2O3</text:span><text:line-break/>Il gesso viene aggiunto come regolatore di presa negli impasti per il calcestruzzo, questo perché quando ci sarà la reazione di idratazione tra i costituenti del cemento ho gli alluminati che hanno una reazione davvero molto rapida, ho un forte <text:s/>sviluppo di calore e tempo di presa troppo breve, che va a impedire il periodo di colata piuttosto che di costipazione dell’impasto. Il gesso mette un freno all’idratazione degli alluminati. I moduli ci dicono la composizione e le fasce entro cui devono essere compresi i vari ossidi all’interno del clinker e del cemento e ci dicono in modo da avere buoni rapporti tra fasi fondenti e fase solide. (resto dei moduli non imp)</text:p>
      <text:p text:style-name="P2">La FINEZZA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le particelle con dimensioni &gt;75 microm non si idratano mai completamente. Essa influenza anche la lavorabilità, la quantità di gesso richiesta, la velocità di sviluppo di calore (reaz di idratazioni quindi reaz esotermica, se ho particelle molto fini ho sviluppo di calore all’inizio), il costo del cemento (più è fine e più costa). Vogliamo che il cemento sia reattivo ma allo stesso tempo avere una particella estremamente fine (e dunque molto reattiva) può creare uno sviluppo di calore enorme e questo può dare problemi.<text:line-break/><text:line-break/>Distribuzione granulometrica: mi dice il cemento trattenuto da un setaccio(?), tanto più la curva sarà verticale quanto più le particelle saranno uguali tra di loro; tanto più è dispersa se dimensione particelle diverse.<text:line-break/>Cemento a rapido indurimento ha una quantità di passante maggiore rispetto il cemento portland normale a pari dimensioni delle particelle. Nel cemento a rapido indurimento abbiamo una dimensione più piccola, area sup più grande, maggiore reazione e curve diverse.<text:line-break/>Sigma blaine= area totale della superficie esterna delle particelle riferita all’unità di massa. Sigma=Superficie/massa=6/(rho*L) [se particelle a formula cubica]<text:line-break/>Più è piccolo L (quindi più particelle è fine), più sigma aumenta. <text:line-break/>Dim tipica del cemento portland tra 1 micro 100 microm. <text:line-break/>Da 1 a 4 ho curve con dimensioni più grossi (da 1 mm in su), da 6-7-8 si riferiscono a polveri, noi ci concentreremo sulla 8 ossia sulla microsilice.<text:line-break/><text:soft-page-break/><text:span text:style-name="T13">Area tipica di un Cemento Portland=250-550 m^2/kg </text:span>a seconda che la frazione fine sia più o meno abbondante.<text:line-break/><text:span text:style-name="T13"><text:line-break/></text:span>IDRATAZIONE DEL CEMENTO PORTLAND<text:line-break/>Acqua + cemento <text:span text:style-name="T15"></text:span> Pasta cementizia<text:line-break/>La reaz di idratazione non è istantanea, ha bisogno di un tempo affinché si ottenga un prodotto solido e che poi sviluppi le proprietà meccaniche.<text:line-break/>All’inizio abbiamo un impasto plastico, grazie all’acqua libera, è colabile e ha una fluidità e lavorabilità più o meno grande. Possiamo gettarlo nei contenitori dette casseforme per dare alla miscela una forma. Nel tempo abbiamo reaz tra acqua e al cemento, queste portano alla presa e alla formazione di strutture che fanno perdere la plasticità dell’impasto, non posso più dare una forma all’impasto. A fine del tempo della fresa (max qualche ora), inizia a sviluppare proprietà meccaniche grazie all’avanzamento delle reaz di idratazioni.<text:line-break/>Durante il periodo di indurimento andiamo a mantenere il getto sempre bagnato, nel momento in cui non ho più acqua il processo di indurimento si ferma.<text:line-break/>Devo garantire nei 28 giorni delle cond di temperatura e umidità affinché le reazioni possano procedere per sviluppare proprietà meccaniche.<text:line-break/><text:line-break/>A fine cottura abbiamo detto che abbiamo clinker + gesso, metto questi a contatto con acqua.<text:line-break/>Reazioni di cinetica differenti dei costituenti, per alluminati molto veloci mentre per l’alite è veloce ma è più lenta la belite invece.<text:line-break/>Otteniamo come prodotti di idratazione: gel C-S-H (H sta per acqua), idrossido di calcio chiamato anche Portlandite e alluminati di calcio idrati.</text:p>
      <text:p text:style-name="P2">Alluminati reaz veloce, reagendo subito con acqua sono importanti nel definire il tempo di presa (non tanto nel tempo di indurimento che invece ha tempi più lunghi).<text:line-break/>Danno uno scarso contributo alla resistenza meccanica. Esatto contrario dei silicati, essi reagiscono in modo più lento e danno un contributo più graduali nel tempo conferendo alla fine proprietà meccaniche. La proprietà meccanica è infatti influenzata molto dal gel CSH.<text:line-break/><text:line-break/>Alluminato tricalcico reagisce per primo, per ultimo abbiamo silicato bicalcico.<text:line-break/>Il contributo alla resistenza meccanica sarà più elevato all’inizio nel caso degli alluminati e molto scarso alla fine e invece tenderà ad aumentare per il C2S e C3S, contributo maggiore nell’indurimento rispetto alla presa. Tutte reazione esotermica, si sviluppa calore.<text:line-break/>Se io non andassi a rallentare reaz degli alluminati l’impasto perderebbe la sua lavorabilità, per questo vado ad aggiungere il gesso al clinker. La sua aggiunta rallenta l’idratazione degli alluminati. La % di gesso da mettere dipende dalla quantità di alluminati che vi sono all’interno.<text:line-break/><text:line-break/>In assenza di gesso, formo subito cristallini idrati che tra di loro si iniziano ad impacchettare e quindi l’impasto perde la sua plasticità. Viceversa, se vado ad aggiungere i solfati (gesso è solfato di calcio), la reazione porta all’ettringite (trisolfato). L’ettringite ricopre rapidamente i grani di cemento che stanno reagendo, per cui ne rallenta l’idratazione. L’ettringite è una trasf che abbiamo durante il processo di presa che va a ricoprire l’alluminato.<text:line-break/><text:line-break/>Le casistiche si differenziano in base al contenuto alto o basso degli alluminati e della quantità di gesso.<text:line-break/>Primi due casi analoghi, rapporti uguali, quindi tempo di presa dura 1-4 ore, abbiamo processo di presa come vogliamo noi.<text:line-break/>Se abbiamo un elevato quantità di alluminati ma bassa di solfati, abbiamo presa rapida, solfati non sufficienti da ricoprire gli alluminati. Ettringite non riesce a ostacolare in maniera completa e processo di presa avviene in tempi troppo brevi (10-45 min). Caso 3<text:line-break/>Caso 4 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text:line-break/>Caso 4 e 5 non si verificano mai.</text:p>
      <text:p text:style-name="P14">IDRATAZIONE DEI SILICATI, formano gel CSH (responsabile della resistenza meccanica finale) e portlandite.<text:line-break/>Ha una composizione media C<text:span text:style-name="T19">3</text:span>S<text:span text:style-name="T19">2</text:span>H<text:span text:style-name="T19">3</text:span>, lamelle impacchettate tra di loro, tra queste lamelle delle porosità rimangono, <text:soft-page-break/>questa porosità non va a impattare sulla resistenza meccanica e sulla durabilità in quanto porosità molto piccole, dimensioni del nanometro. (Sono i macro-pori che influenzano la res meccanica e l’avanzamento delle specie aggressive)<text:line-break/>Costituisce l’80% del volume e il 50% della massa. Se analizziamo le idratazioni singole dei silicati noto che il silicato tricalcico reagisce più velocemente però forma meno gel C-S-H e più portlandite, mentre il C<text:span text:style-name="T19">2</text:span>S è più lento ma forma più gel.<text:line-break/>La portlandite conferisce un pH alcalino (&gt;12.5) all’acqua che rimane nei pori della struttura, fondamentale nel processo di durabilità del processo. Il fatto che sia alcalino da una protezione in più rispetto alla corrosione.<text:line-break/><text:line-break/><text:span text:style-name="T101">01/03/2020</text:span><text:line-break/><text:span text:style-name="T101">Riassunto: soffermati su idratazione del cemento Portland, ho processo di cottura + aggiunta di gesso, focalizzati sui prodotti di idratazione, </text:span><text:span text:style-name="T102">i silicati hanno uno scarso contributo alla resistenza meccanica perché cinetica inferiore, cinque casi di idratazione, idratazione dei silicati, </text:span><text:span text:style-name="T103">gel CSH responsabile della resistenza meccanica, lamelle piccole sviluppano forze di van </text:span><text:span text:style-name="T104">d</text:span><text:span text:style-name="T103">er Walls molto elevati tra di loro. Il C</text:span><text:span text:style-name="T30">3</text:span><text:span text:style-name="T49">S reagisce più velocemente ma forma meno gel, </text:span><text:span text:style-name="T50">Il gel CSH è un materiale poroso. <text:line-break/><text:line-break/></text:span><text:span text:style-name="T51">Rapporto acqua-</text:span><text:span text:style-name="T55">cemento</text:span><text:span text:style-name="T51">: più acqua ho e più particelle ho disperse nell’acqua e quindi quando queste si idratano avrò porosità maggiore.</text:span><text:span text:style-name="T52"> Si forma una pellicola di ettringite con cui rallento fase d’idratazione, do la forma, nel frattempo l’ettringite diventa permeabile e quindi iniziano le reazioni di idratazione. </text:span><text:span text:style-name="T53">La velocità di reazione non è costante, diminuisce nel tempo. </text:span><text:span text:style-name="T54">Mano a mano che si forma l’idrato abbiamo uno scudo alla successiva acqua che deve andare a penetrare il cemento che è all’interno dello scudo, è possibile che rimanga del cemento NON idrato. <text:s/>Se particella troppo grossa l’acqua non riesce a idratare tutto. Il cemento non idratato non va a contribuire sulla resistenza meccanica, perdiamo materiale e quindi la finezza deve essere bilanciata <text:s/>(né troppo grande né troppo piccola perché altrimenti particelle troppo reattive, sviluppo di calore troppo elevato).<text:line-break/></text:span><text:span text:style-name="T55">Rapporto acqua-cemento: il cemento reagisce, più le particelle erano vicine all’inizio e più la forza delle particelle cresce. All’aumentare del rapporto </text:span><text:span text:style-name="T65">a/c</text:span><text:span text:style-name="T55"> la porosità cresce e ho meno proprietà di resistenze meccaniche.<text:line-break/></text:span><text:span text:style-name="T56">Se l’acqua se ne va per climi </text:span><text:span text:style-name="T59">caldi </text:span><text:span text:style-name="T56">l’idratazione si blocca. Bisogna mantenere la presenza di acqua: innaffiando il getto oppure utilizzando teli di plastica che consentono al di sotto un’elevata umidità relativa evitando processi di evaporazione. <text:line-break/></text:span><text:span text:style-name="T57">Con la presa abbiamo indurimento del materiale ma non ha ancora sviluppato le proprietà meccaniche, non può dunque subire carichi. </text:span><text:span text:style-name="T58">La porosità diminuisce.<text:line-break/><text:line-break/></text:span><text:span text:style-name="T60">Esistono degli standard che consentono di determinare delle proprietà utilizzando apparecchiatura standardizzata.<text:line-break/></text:span><text:span text:style-name="T61">La presa viene determinata in base alla profondità di una penetrazione di un ago.<text:line-break/></text:span><text:span text:style-name="T62">A 28 giorni ottengo una resistenza meccanica dovuto principalmente alla presenza del C</text:span><text:span text:style-name="T31">3</text:span><text:span text:style-name="T62">S, il C</text:span><text:span text:style-name="T31">2</text:span><text:span text:style-name="T62">S ha invece una cinetica più lenta, nel momento in cui interviene, dopo i 28 giorni, dà un contributo alla resistenza paragonabile a quella del C</text:span><text:span text:style-name="T31">3</text:span><text:span text:style-name="T62">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63"><text:line-break/>Calore di idratazione del cemento è la media pesata dei calori di idratazione dei singoli componenti. <text:line-break/>Quello massimo è il C</text:span><text:span text:style-name="T32">3</text:span><text:span text:style-name="T63">A, non vogliamo avere uno sviluppo di calore eccessivo e dunque dobbiamo rallentarlo con l’ettringite, molto più bassi sono i calori degli altri costituenti. Quello minimo è del C</text:span><text:span text:style-name="T32">2</text:span><text:span text:style-name="T63">S, che tende a sviluppare anche in modo lentamente. <text:line-break/>Quando abbiamo getti di grosso spessore abbiamo che il calore deve essere smaltito, bassa conducibilità termica. Il rischio è l’insorgere di gradienti termici tra parti interne e esterne, questo fa sì che nascano fenomeni di fessurazione (quando una parte tende a dilatarsi e un’altra un po’ di meno, abbiamo sforzi di trazione, quella che si dilata di meno è costretta a dilatarsi, basta l’insorgere di piccoli sforzi di trazione per far sì che ci sia la fessurazione).<text:line-break/></text:span><text:span text:style-name="T64">Valle in corrispondenza della quale ettringite si forma e quindi blocca/rallenta le idratazioni, poi l’ettringite diventa permeabile e curva si rialza.<text:line-break/>Ettringite duplice funzionalità: tecnologica per il tempo di presa e meno sviluppo di calore.</text:span><text:line-break/><text:soft-page-break/><text:span text:style-name="T18">PASTA DI CEMENTO IDRATATA<text:line-break/></text:span><text:span text:style-name="T105">Fattore chiave è la POROSITÀ’, abbiamo tre tipologie di pori:<text:line-break/>1) Quelli presenti nel gel C-S-H, sono molto piccoli, circa il 30% del volume del gel, sono così piccoli che non influenzano proprietà meccaniche e durabilità (durabilità → penetrazione di agenti aggressivi, come cloruri o sali antigelo o CO</text:span><text:span text:style-name="T33">2</text:span><text:span text:style-name="T105">). Pori troppo piccoli affinché fenomeni diffusivi diventino importanti. </text:span><text:span text:style-name="T106">Ordine di qualche nanometro</text:span><text:span text:style-name="T105"><text:line-break/>2) Pori capillari, risultato naturale della reazione di idratazione del cemento, si dividono in macro-pori e micro-pori. </text:span><text:span text:style-name="T112">Volume residuo non più occupato dal prodotto d’idratazione a vallo della stagionatura. </text:span><text:span text:style-name="T106">Ordine dei 50-100 nanometri.</text:span><text:span text:style-name="T105"><text:line-break/>3) Vuoti dovuti a cattivo costipamento o inglobamento d’aria. </text:span><text:span text:style-name="T107">Ordine del mm, sono macro-porosità<text:line-break/><text:line-break/>Nei climi freddi è possibile introdurre additivi areanti </text:span><text:span text:style-name="T109">all’impasto del calcestruzzo</text:span><text:span text:style-name="T107">, hanno lo scopo di formare una dispersione uniforme di bollicine d’aria, di vuoti, </text:span><text:span text:style-name="T108">che servono per aumentare la resistenza al gelo/disgelo. L’acqua racchiusa nei pori può diventare ghiaccio, il ghiaccio può provocare sforzo di trazione all’interno con rischio di fessurazione, in presenza di una distribuzione omogenea di vuoti l’acqua tenderà a muoversi all’interno dei pori, che essendo così distribuiti sono anche collegati, la resistenza meccanica diminuirà.<text:line-break/><text:line-break/></text:span><text:span text:style-name="T109">Pori capillari: macro-pori (&gt; 50 nm), micro-pori (&lt;50 nm). All’ aumentare acqua-cemento aumenta il Volume dei pori capillari e la loro dimensione; all’aumentare della stagionatura, la porosità diminuisce. </text:span><text:span text:style-name="T110">Il poro capillare è quello che rimane a vallo dell’idratazione del gel C-S-H.<text:line-break/></text:span><text:span text:style-name="T109"><text:line-break/></text:span><text:span text:style-name="T82">Porosità</text:span><text:span text:style-name="T109">: volume di spazio non occupato dai prodotti solidi dell’idratazione.<text:line-break/>Permeabilità: penetrazione di un agente aggressivo attraverso i pori. La permeabilità dipende dalla porosità ma anche dall’interconnessione tra i pori. <text:line-break/><text:line-break/></text:span><text:span text:style-name="T110">CALCOLO DELLA POROSITÀ CAPILLARE:<text:line-break/>Ragioniamo a V=cost, reagenti: acqua e cemento, vengono miscelati secondo un opportuno rapporto di massa, le reazioni di idratazione procedono e a struttura indurita troviamo: prodotti di idratazione (+ risultato della reazione di idratazione?</text:span><text:span text:style-name="T111">),</text:span><text:span text:style-name="T110"> pori capillari e cemento non reagito (o perché non si ancora idratato o perché non si idraterà mai). <text:line-break/>Possiamo distinguere l’acqua nei pori capillari dai pori capillari vuoti, pieni di aria. </text:span><text:span text:style-name="T18"><text:line-break/></text:span><text:span text:style-name="T110">Volume totale= volume acqua + volume cemento<text:line-break/>Dopo idratazione: Vol Tot= Volume pori capillari (Vpc), costituito da Vvc (vuoti)+ Vac (acqua nei pori), + Volume prodotti d’idratazione Vpi + Volume cemento non reagito Vcnr. Quindi Vpc= Vtot – (Vpi+ Vcnr). <text:line-break/></text:span><text:span text:style-name="T113">Vpi= Vc (volume cemento)*h*2.06<text:line-break/>2.06 è il fattore volume nel processo d’idratazione (il vo</text:span><text:span text:style-name="T116">l</text:span><text:span text:style-name="T113">ume del prodotto d’idratazione è circa il doppio del volume di partenza), h = grado di idratazione (compreso tra 0 e 1): indica la frazione, o la percentuale, di cemento idratato.<text:line-break/></text:span><text:span text:style-name="T114">Quindi Vc*h è la frazione di volume cemento idratato.<text:line-break/>Vcnr=Vc*(1-h), (1-h) è il complementare del grado d’idratazione.<text:line-break/>Fattore determinante è il rapporto a/c </text:span><text:span text:style-name="T115">IN MASSA: a/c=Ma/Mc</text:span></text:p>
      <text:p text:style-name="P15"><text:span text:style-name="T117">FORMULA DI POWERS: Vpc= a/c – 0,336*h [L/kg</text:span><text:span text:style-name="T25">cem</text:span><text:span text:style-name="T65">]<text:line-break/>%</text:span><text:span text:style-name="T66">PC= Vpc/Vtot <text:s text:c="2"/>frazione occupata dai pori capillari<text:line-break/></text:span><text:span text:style-name="T67">R= resistenza a compressione della pasta, risulta proporzionale alla frazione di pieno X<text:line-break/>R=kX</text:span><text:span text:style-name="T118">3 </text:span><text:span text:style-name="T67">= k* (1 - %PC )</text:span><text:span text:style-name="T118">3 </text:span><text:span text:style-name="T67">= k* (1- Vpc/(Vs+Vpc))</text:span><text:span text:style-name="T118">3</text:span><text:span text:style-name="T67"><text:line-break/>k per il cemento vale 250 MPa<text:line-break/><text:line-break/></text:span><text:span text:style-name="T68">All’aumentare della porosità aumenta la permeabilità e diminuisce la resistenza</text:span><text:span text:style-name="T115"><text:line-break/></text:span><text:span text:style-name="T120">Cemento ben idratato e rapporto a/c opportuno per poter ottenere al meglio le proprietà delle resistenze meccaniche.<text:line-break/></text:span><text:line-break/><text:span text:style-name="T121">Per ridurre la permeabilità si può intervenire su: a/c e tempo di stagionatura (che determina h)</text:span><text:line-break/><text:span text:style-name="T122">L’acqua nei pori è alcalino, pH 13 riusciamo a garantire protezione ai ferri, acciai ecc che andremo ad introdurre nel calcestruzzo. </text:span><text:span text:style-name="T123">L’acqua può essere libera o legata da forze superficiali per pori più piccoli (prevalgono forze fisiche tali per cui per avere il processo di evaporazione bisogna scendere a umidità più basse).<text:line-break/></text:span><text:line-break/><text:soft-page-break/><text:span text:style-name="T124">CEMENTI DI MISCELA:<text:line-break/>Si ottengono per macinazione del clinker di cemento Portland con materiale pozzolanico e/o loppa <text:s/>d’altoforno granulata. Si riduce il consumo di cemento perché i pozzolani sono spesso dei sottoprodotti di altre reazioni, li introduco all’interno dell’industria del cemento. Otteniamo cementi con frazioni di vuoto più bassi rispetto al classico cemento Portland, abbiamo benefici riguardo alla durabilità.<text:line-break/></text:span><text:span text:style-name="T125">Aggiuunta pozzolanica: tipicamente &lt;35%, loppa d’altoforno: anche all’80%.<text:line-break/><text:line-break/>AGGIUNTE POZZOLANICHE:<text:line-break/>Materiali con struttura silicea </text:span><text:span text:style-name="T129">(elevata presenza di SiO</text:span><text:span text:style-name="T35">2</text:span><text:span text:style-name="T74">)</text:span><text:span text:style-name="T125"> amorfa e porosa, ha una grande area superficiale ma non ha proprietà leganti, non possiamo utilizzare solo lei, però possiamo miscelarla al cemento Portland (lei ci consente di ottenere la calce </text:span><text:span text:style-name="T126">Ca(OH)</text:span><text:span text:style-name="T34">2</text:span><text:span text:style-name="T125"> </text:span><text:span text:style-name="T126">che poi reagisce con la pozzolana per dare il CSH</text:span><text:span text:style-name="T125">). </text:span><text:span text:style-name="T126">La pozzolana consente di avere prodotti d’idratazione simili a quelli del cemento ma ha bisogno della calce. La calce per reagire con la pozzolana è fornita dall’idratazione del cemento Portland. Il prodotto finale contiene meno calce e un maggiore contenuto di silicati, ha un pH leggermente più basso del Portland. </text:span><text:span text:style-name="T128">Non ha proprietà idrauliche se non con l’aggiunta di calce (la pozzolana).</text:span><text:span text:style-name="T126"><text:line-break/></text:span><text:line-break/><text:span text:style-name="T126">I materiali pozzolanici sono: </text:span><text:span text:style-name="T127">1)</text:span><text:span text:style-name="T126">pozzolana naturale, rocca sedimentaria di origine vulcanica, materiali naturali<text:line-break/></text:span><text:span text:style-name="T127">2) Ceneri volanti, sono un sottoprodotto delle centrali termoelettriche a carbone, le polveri che risultano dal processo di combustione sono sottoposti a una raffreddamento brusco e sono molto fini (</text:span><text:span text:style-name="T14">area sup 300-600 m</text:span><text:span text:style-name="T119">2</text:span><text:span text:style-name="T69">/kg</text:span><text:span text:style-name="T70">)<text:line-break/>3) Fumo di silice (micro-silice), è un sottoprodotto dell’industria di produzione al forno elettrico del silicio o delle leghe ferro-silicio, </text:span><text:span text:style-name="T69">area sup 13000- 30000 m</text:span><text:span text:style-name="T119">2</text:span><text:span text:style-name="T69">/kg</text:span><text:span text:style-name="T70">, sono particelle estremamente sottili, hanno una funzione di riempimento, vanno a mettersi in tutti quei pori dove il cemento non potrebbe andare perché troppo grosso (effetto filler).</text:span><text:span text:style-name="T71"><text:line-break/><text:line-break/></text:span><text:span text:style-name="T73">LOPPA D’ALTOFORNO:</text:span><text:span text:style-name="T72"> è ottenuta dal raffreddamento brusco della scoria della ghisa (lega ferro-carbonio con alto contenuto di C), è composta da ossidi simili a quelli presenti nel clinker. La loppa ha proprietà idrauliche latenti, tende ad attivarsi in presenza di calce, gesso e alcali.<text:line-break/></text:span><text:span text:style-name="T73">Con la loppa ho un ritardo iniziale nello sviluppo delle resistenze meccaniche però dopo compensano.</text:span><text:line-break/><text:line-break/><text:line-break/></text:p>
      <text:p text:style-name="P2"/>
      <text:p text:style-name="P8"/>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t" fo:country="IT"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8</meta:editing-cycles>
    <meta:creation-date>2021-02-24T15:49:00</meta:creation-date>
    <dc:date>2021-03-01T12:06:29.563000000</dc:date>
    <meta:editing-duration>PT9M29S</meta:editing-duration>
    <meta:generator>LibreOffice/7.1.0.3$Windows_x86 LibreOffice_project/f6099ecf3d29644b5008cc8f48f42f4a40986e4c</meta:generator>
    <meta:document-statistic meta:table-count="1" meta:image-count="0" meta:object-count="0" meta:page-count="10" meta:paragraph-count="45" meta:word-count="5819" meta:character-count="37861" meta:non-whitespace-character-count="31983"/>
    <meta:user-defined meta:name="AppVersion">16.0000</meta:user-defined>
    <meta:user-defined meta:name="ContentTypeId">0x01010055B2EFFB6627544BB8BDFEE5B2F7B822</meta:user-defined>
    <meta:template xlink:type="simple" xlink:actuate="onRequest" xlink:title="Normal.dotm" xlink:href=""/>
  </office:meta>
</office:document-meta>
</file>